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Footer">
      <style:paragraph-properties fo:text-align="center" style:justify-single-word="false"/>
      <style:text-properties officeooo:rsid="00024ab3" officeooo:paragraph-rsid="00024ab3"/>
    </style:style>
    <style:style style:name="P2" style:family="paragraph" style:parent-style-name="Subtitle">
      <style:text-properties style:font-name="Georgia"/>
    </style:style>
    <style:style style:name="P3" style:family="paragraph" style:parent-style-name="Header">
      <style:text-properties officeooo:rsid="000c2c87" officeooo:paragraph-rsid="00024ab3"/>
    </style:style>
    <style:style style:name="P4" style:family="paragraph" style:parent-style-name="Text_20_body">
      <style:paragraph-properties fo:text-align="center" style:justify-single-word="false"/>
      <style:text-properties style:font-name="Georgia" officeooo:rsid="000ce9dc" officeooo:paragraph-rsid="000ce9dc"/>
    </style:style>
    <style:style style:name="P5" style:family="paragraph" style:parent-style-name="Text_20_body">
      <style:paragraph-properties fo:text-align="start" style:justify-single-word="false"/>
      <style:text-properties style:font-name="Georgia" officeooo:rsid="000ce9dc" officeooo:paragraph-rsid="000ce9dc"/>
    </style:style>
    <style:style style:name="P6" style:family="paragraph" style:parent-style-name="Title">
      <style:text-properties style:font-name="Georgia" officeooo:rsid="000ce9dc" officeooo:paragraph-rsid="000ce9dc"/>
    </style:style>
    <style:style style:name="T1" style:family="text">
      <style:text-properties officeooo:rsid="000e972a"/>
    </style:style>
    <style:style style:name="T2" style:family="text">
      <style:text-properties officeooo:rsid="00104f59"/>
    </style:style>
    <style:style style:name="T3" style:family="text">
      <style:text-properties officeooo:rsid="0011eefd"/>
    </style:style>
    <style:style style:name="T4" style:family="text">
      <style:text-properties officeooo:rsid="00136918"/>
    </style:style>
    <style:style style:name="T5" style:family="text">
      <style:text-properties officeooo:rsid="0013dc60"/>
    </style:style>
    <style:style style:name="T6" style:family="text">
      <style:text-properties officeooo:rsid="0015081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Locked Up</text:p>
      <text:p text:style-name="P2">301</text:p>
      <text:p text:style-name="P4">by Kyle Eggleston</text:p>
      <text:p text:style-name="P4"/>
      <text:p text:style-name="P5"><text:tab/><text:span text:style-name="T1">It had been six months since Jack O’Brien had been arrested on his station for the murder of his original self and the knowledge that he was a clone. Six months of being locked up in this damn prison cell. </text:span><text:span text:style-name="T2">Locked up like a rat in a cage. Jack did not enjoy being locked up, it reminded him too much of his time on Dubor under the hateful care of Ketish before he escaped.</text:span></text:p>
      <text:p text:style-name="P5"><text:tab/><text:span text:style-name="T3">O’Brien was in solitary confinement after a failed escape attempt. He couldn’t tell you why he tried to escape. He had done nothing wrong. He had fulfilled an ancient prophecy that had been around for centuries on two different alien planets.</text:span></text:p>
      <text:p text:style-name="P5"><text:tab/><text:span text:style-name="T4">Even though he was in solitary, Jack was not alone. There was always Holo Ketish around to keep him company. Sure he hated the company, but it was at least something.</text:span></text:p>
      <text:p text:style-name="P5"><text:tab/>“<text:span text:style-name="T4">Hello Jack.”</text:span></text:p>
      <text:p text:style-name="P5"><text:tab/><text:span text:style-name="T4">Speak of the devil.</text:span></text:p>
      <text:p text:style-name="P5"><text:tab/>“<text:span text:style-name="T4">Ketish.” Jack said. “About time you showed up … again. Like clockwork everyday. </text:span><text:span text:style-name="T5">What is it you want to discuss today?” He sighed. The daily visitations from his implant chip monkey were growing tiresome.</text:span></text:p>
      <text:p text:style-name="P5"><text:tab/>“<text:span text:style-name="T6">You’ve been in here a long time Jack. They don’t have anything on you, just assumptions.” Holo Ketish said. “Why didn’t you fight back? Why did you allow yourself to be arrested?”</text:span></text:p>
      <text:p text:style-name="P5"><text:tab/><text:span text:style-name="T6">Jack shrugged. “I don’t know.” He said. “She sounded very official. I figure I’d been had.” He paused looking around. “This isn’t any jail I’m familiar with. I’m not even sure I’m being held by the government.”</text:span></text:p>
      <text:p text:style-name="P5"><text:tab/>“<text:span text:style-name="T6">Bingo!” Holo Ketish said. “He catches 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text:page-number><text:s/>of <text:page-count>1</text:page-count>) <text:date style:data-style-name="N37" text:date-value="2026-02-15T08:20:54.977719648">02/15/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15T08:20:54.909683081</dc:date>
    <meta:editing-duration>PT1H3M16S</meta:editing-duration>
    <meta:editing-cycles>17</meta:editing-cycles>
    <meta:generator>LibreOffice/24.2.7.2$Linux_X86_64 LibreOffice_project/420$Build-2</meta:generator>
    <meta:print-date>2023-11-18T19:55:35.459000000</meta:print-date>
    <meta:printed-by>PDF files</meta:printed-by>
    <meta:document-statistic meta:table-count="0" meta:image-count="0" meta:object-count="0" meta:page-count="1" meta:paragraph-count="14" meta:word-count="278" meta:character-count="1539" meta:non-whitespace-character-count="1266"/>
  </office:meta>
</office:document-meta>
</file>